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9.91cm" fo:min-width="9.66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036cm" fo:min-width="3.05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2.976cm"/>
      <style:paragraph-properties style:writing-mode="lr-tb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1.528cm" fo:min-width="3.31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fill-color="#069a2e" draw:textarea-horizontal-align="justify" draw:textarea-vertical-align="middle" draw:auto-grow-height="false" fo:min-height="0.862cm" fo:min-width="0cm"/>
    </style:style>
    <style:style style:name="gr7" style:family="graphic" style:parent-style-name="standard">
      <style:graphic-properties draw:fill-color="#069a2e" draw:textarea-horizontal-align="justify" draw:textarea-vertical-align="middle" draw:auto-grow-height="false" fo:min-height="0.863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69a2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16cm" svg:height="10.16cm" svg:x="1.64cm" svg:y="2.54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0.16cm" svg:x="16.14cm" svg:y="2.54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2.286cm" svg:x="8.244cm" svg:y="6.3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56cm" svg:height="2.286cm" svg:x="16.14cm" svg:y="6.3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4cm" svg:height="1.778cm" svg:x="11.8cm" svg:y="6.604cm">
          <text:p text:style-name="P1">Transp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3.81cm" svg:height="1.778cm" svg:x="2.286cm" svg:y="6.858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778cm" svg:x="2.54cm" svg:y="7.112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778cm" svg:x="2.794cm" svg:y="7.366cm">
          <text:p text:style-name="P1">InterfaceIns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604cm" svg:y1="8.255cm" svg:x2="8.244cm" svg:y2="7.493cm" draw:start-shape="id1" draw:start-glue-point="1" draw:end-shape="id2" draw:end-glue-point="3" svg:d="M6604 8255h820v-762h820" svg:viewBox="0 0 1641 763">
          <text:p/>
        </draw:connector>
        <draw:custom-shape draw:style-name="gr4" draw:text-style-name="P3" draw:layer="layout" svg:width="3.81cm" svg:height="1.778cm" svg:x="21.082cm" svg:y="6.981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778cm" svg:x="21.336cm" svg:y="7.235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778cm" svg:x="21.59cm" svg:y="7.489cm">
          <text:p text:style-name="P1">InterfaceIns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1.59cm" svg:y1="8.378cm" svg:x2="19.696cm" svg:y2="7.493cm" draw:start-shape="id3" draw:start-glue-point="3" draw:end-shape="id4" draw:end-glue-point="1" svg:d="M21590 8378h-947v-885h-947" svg:viewBox="0 0 1895 886">
          <text:p/>
        </draw:connector>
        <draw:custom-shape draw:style-name="gr6" draw:text-style-name="P5" draw:layer="layout" svg:width="0.508cm" svg:height="1.27cm" svg:x="3.302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508cm" svg:height="1.27cm" svg:x="4.826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4.318cm" svg:height="0.962cm" svg:x="2.286cm" svg:y="4.318cm">
          <draw:text-box>
            <text:p>Method Calls</text:p>
          </draw:text-box>
        </draw:frame>
        <draw:custom-shape draw:style-name="gr6" draw:text-style-name="P5" draw:layer="layout" svg:width="0.508cm" svg:height="1.27cm" svg:x="21.922cm" svg:y="5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508cm" svg:height="1.27cm" svg:x="23.446cm" svg:y="5.6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4.318cm" svg:height="0.962cm" svg:x="20.906cm" svg:y="4.365cm">
          <draw:text-box>
            <text:p>Method Calls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1-16T10:58:19.556516617</meta:creation-date>
    <meta:generator>LibreOffice/6.4.7.2$Linux_X86_64 LibreOffice_project/40$Build-2</meta:generator>
    <dc:date>2022-01-16T11:11:29.772867715</dc:date>
    <meta:editing-duration>PT1M35S</meta:editing-duration>
    <meta:editing-cycles>1</meta:editing-cycles>
    <meta:document-statistic meta:object-count="42"/>
  </office:meta>
</office:document-meta>
</file>